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bee74" officeooo:paragraph-rsid="000bee7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bee74" officeooo:paragraph-rsid="000bee7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c8612" officeooo:paragraph-rsid="000c861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d227b" officeooo:paragraph-rsid="000d227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56c5" officeooo:paragraph-rsid="000e56c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8365" officeooo:paragraph-rsid="000e836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4e7a" officeooo:paragraph-rsid="00104e7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0e91e" officeooo:paragraph-rsid="0010e91e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0e91e" officeooo:paragraph-rsid="0010e91e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bee74" officeooo:paragraph-rsid="000bee74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bee74" officeooo:paragraph-rsid="000bee7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0e91e" officeooo:paragraph-rsid="0010e91e" style:font-weight-asian="normal" style:font-weight-complex="normal"/>
    </style:style>
    <style:style style:name="T1" style:family="text">
      <style:text-properties officeooo:rsid="000e56c5"/>
    </style:style>
    <style:style style:name="T2" style:family="text">
      <style:text-properties officeooo:rsid="000f0fa1"/>
    </style:style>
    <style:style style:name="T3" style:family="text">
      <style:text-properties officeooo:rsid="00104e7a"/>
    </style:style>
    <style:style style:name="T4" style:family="text">
      <style:text-properties officeooo:rsid="0010e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estion de Projets</text:p>
      <text:p text:style-name="P1"/>
      <text:p text:style-name="P1"/>
      <text:p text:style-name="P1"/>
      <text:p text:style-name="P1">Cahier des charges</text:p>
      <text:p text:style-name="P9">Halim Djerroud &lt;hdd@ai.univ-paris8.fr&gt;</text:p>
      <text:p text:style-name="P2"/>
      <text:p text:style-name="P11">Description : </text:p>
      <text:p text:style-name="P3">On souhaite créer un programme en C permettant de gérer les notes d’étudiants.</text:p>
      <text:p text:style-name="P3">Les informations <text:span text:style-name="T1">à enregistrer sont les suivantes : numéro étudiant, nom, prénom et note.</text:span></text:p>
      <text:p text:style-name="P6">L’application doit au minimum implémenter les fonctionnalité suivantes : </text:p>
      <text:p text:style-name="P6">Fonctionnalités <text:s/>de base : </text:p>
      <text:p text:style-name="P6">– Menu</text:p>
      <text:p text:style-name="P6">– Ajouter un étudiant à la liste</text:p>
      <text:p text:style-name="P6">– Supprimer un étudiant avec son numéro</text:p>
      <text:p text:style-name="P6">– Calculer la moyenne</text:p>
      <text:p text:style-name="P6">– <text:span text:style-name="T2">Rechercher un étudiant avec son numéro</text:span></text:p>
      <text:p text:style-name="P6">Fonctionnalités <text:s/>avancées : </text:p>
      <text:p text:style-name="P6">– <text:span text:style-name="T2">Modifier la note d’un étudiant </text:span></text:p>
      <text:p text:style-name="P6">– Sauvegarder dans un fichier les étudiant afin de rendre les informations persistantes</text:p>
      <text:p text:style-name="P6">– Charger la liste lors de démarrage de l’application</text:p>
      <text:p text:style-name="P6">– Recherche d’un étudiant par nom en utilisant le caractère joker (*) </text:p>
      <text:p text:style-name="P3"/>
      <text:p text:style-name="P4">1) <text:span text:style-name="T1">Mettez vous en groupe de 3 personnes</text:span></text:p>
      <text:p text:style-name="P5">2) Créer un dépôt git <text:span text:style-name="T3">(sur github par exemple) chaque étudiant doit passer par ce dépôt pour partager son code</text:span></text:p>
      <text:p text:style-name="P5">3) <text:span text:style-name="T3">Créer la structure du projet (src, doc (doxygen), makefile ou cmake, licence …)</text:span></text:p>
      <text:p text:style-name="P7">4) <text:span text:style-name="T4">A partir de la structure du code fourni, compléter l’implémentation de l’application.</text:span></text:p>
      <text:p text:style-name="P8">5) Documenter votre code </text:p>
      <text:p text:style-name="P7"/>
      <text:p text:style-name="P7"/>
      <text:p text:style-name="P12">Rendu : </text:p>
      <text:p text:style-name="P8">Par courriel à l’adresse indiquée au début du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im DJERROUD</meta:initial-creator>
    <meta:creation-date>2019-10-21T20:42:29.349062321</meta:creation-date>
    <dc:date>2019-10-21T22:04:32.782728124</dc:date>
    <dc:creator>Halim DJERROUD</dc:creator>
    <meta:editing-duration>PT11M32S</meta:editing-duration>
    <meta:editing-cycles>5</meta:editing-cycles>
    <meta:generator>LibreOffice/5.1.6.2$Linux_X86_64 LibreOffice_project/10m0$Build-2</meta:generator>
    <meta:printed-by>Halim DJERROUD</meta:printed-by>
    <meta:print-date>2019-10-21T22:12:20.822035614</meta:print-date>
    <meta:document-statistic meta:table-count="0" meta:image-count="0" meta:object-count="0" meta:page-count="1" meta:paragraph-count="25" meta:word-count="182" meta:character-count="1171" meta:non-whitespace-character-count="995"/>
  </office:meta>
</office:document-meta>
</file>